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none" draw:fill="solid" draw:fill-color="#00808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polyline draw:style-name="gr1" draw:text-style-name="P1" draw:layer="layout" svg:width="5.999cm" svg:height="1.099cm" svg:x="6cm" svg:y="3cm" svg:viewBox="0 0 6000 1100" draw:points="6000,0 0,0 0,0 990,205 1734,404 2268,590 2466,676 2625,756 2749,830 2842,897 2908,956 2953,1005 2980,1046 2989,1062 2994,1075 2998,1086 2999,1094 3000,1098 3000,1100">
            <text:p/>
          </draw:polyline>
          <draw:polyline draw:style-name="gr2" draw:text-style-name="P1" draw:layer="layout" svg:width="2.999cm" svg:height="1.099cm" svg:x="9cm" svg:y="3cm" svg:viewBox="0 0 3000 1100" draw:points="3000,0 2010,205 1266,404 732,590 534,676 375,756 251,830 158,897 92,956 47,1005 20,1046 11,1062 6,1075 2,1086 1,1094 0,1098 0,1100">
            <text:p/>
          </draw:polyline>
          <draw:path draw:style-name="gr3" draw:text-style-name="P1" draw:layer="layout" svg:width="5.999cm" svg:height="1.099cm" svg:x="5.9cm" svg:y="5.9cm" svg:viewBox="0 0 6000 1100" svg:d="m0 0h6000zm-6000 0c3000 550 2000 733 3000 1100zm3000-1100c-3000 550-2000 733-3000 110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solid" draw:fill-gradient-name="Gradient_20_7" draw:fill-hatch-name="Hatch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18T16:01:34.82</meta:creation-date>
    <dc:date>2014-10-18T17:36:57.35</dc:date>
    <meta:editing-duration>PT49M13S</meta:editing-duration>
    <meta:editing-cycles>1</meta:editing-cycles>
    <meta:document-statistic meta:object-count="4"/>
    <meta:generator>OpenOffice.org/3.4$Win32 OpenOffice.org_project/340m1$Build-9590</meta:generator>
  </office:meta>
</office:document-meta>
</file>